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ubik" svg:font-family="rubik,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énom : Milo<text:line-break/>Nom : Tughril <text:line-break/><text:line-break/>Titre : Général de la révolution - Archéologue<text:line-break/>Race : Humain d’Al’Malaq<text:line-break/>Âge : 42 ans<text:line-break/>Métier : Archéologue/Historien – Général de la révolution<text:line-break/>Lieu de naissance : Evren<text:line-break/>Genre : Homme cis<text:line-break/>Pronoms : il/lui<text:line-break/>Orientation : Hétérosexuelle<text:line-break/>Manichéisme : Luxure ?<text:line-break/><text:line-break/>Capacités :<text:line-break/>Magie : Renvoi<text:line-break/>Aptitude : Touché par les éléments (Invocation de créatures d’air)<text:line-break/>Description : Milo est loin d'être un guerrier d'exception. Au fil de ses années dans la révolution, il a tout de même appris à se débrouiller avec un poignard ou une rapière, affectionnant particulièrement les affrontements éclairs et chaotiques des guérillas ou les embuscades où son sang-froid lui donne un avantage. Mais le général ne ferait pas le poids dans un duel contre un combattant expérimenté.</text:p>
      <text:p text:style-name="Standard"/>
      <text:p text:style-name="Standard">Il est en revanche un fin tacticien et un excellent coordinateur. Son don inné de magie de l'air lui sert principalement à transporter des messages ou faire du repérage, rarement en combat puisqu'il a plutôt tendance à les éviter. Quant à sa magie de renvoi, elle a surtout une vocation de solution de secours lorsque la situation dégénère malgré tout. Il est d'ailleurs assez rare qu'il se retrouve obligé de l'utiliser, ayant appris avec le temps à s'extirper des situations trop dangereuses.</text:p>
      <text:p text:style-name="Standard"/>
      <text:p text:style-name="Standard">En tant que général de la révolution, son rôle est bien plus stratégique que guerrier. Ses connaissances en Histoire et en archéologie sont utilisées pour tenter de mettre la main sur des artefacts perdus ou pour déstabiliser la tour Galate en faisant par exemple de la désinformation. Les membres de la révolution ont bon espoir que ses recherches finissent par aboutir à quelque chose qui pourra mettre à genoux la tour.<text:line-break/><text:line-break/>Physique et facts<text:line-break/>Taille : 1m92<text:line-break/>Poids : 80kg<text:line-break/>Signes distinctifs : Gaucher – Allure nonchalante – une barbe et une chevelure très chaotiques – Ne sort jamais sans son écharpe rouge – traîne toujours avec lui une odeur de tabac à rouler<text:line-break/>Facts : Aime beaucoup se gratter l’arrière du crâne avec un air embêté – a souvent un air absent comme s’il ne vous écoutait pas vraiment (ce qui est peut-être le cas) – adore parier - forte propension aux addictions<text:line-break/><text:line-break/>Caractère<text:line-break/>Traits : Avenant – social – sympathique – se croit drôle mais a un humour un peu pourri – dévoué – rêveur – lunatique – altruiste – fêtard – calme – curieux – séducteur peu accompli – un peu lourd – étrangement passionné de poésie – incapable de mentir – intolérant – fermé d’esprit<text:line-break/>Description : Il est souvent difficile de savoir ce qu’il se passe dans la tête de Milo. Un éternel sourire énigmatique -ou béat, selon votre point de vue- accroché aux lèvres, le jeune homme ne montre que rarement ses émotions. Habité d'un flegme à toute épreuve ou presque, bien nombreux se sont cassés les dents à essayer sans succès de briser son calme. À tel point qu’on pourrait croire que rien ne l’affecte jamais. Ce qui est loin d’être vrai.<text:line-break/><text:soft-page-break/><text:line-break/>Particulièrement attaché au concept de justice, Milo tolère difficilement la cruauté ou la trahison. Et s’il ne se départira pratiquement jamais de son infatigable sang-froid, il n’en reste pas moins prompt à juger quiconque n’est pas en accord avec ses principes, ce qu’il vous fera savoir par des piques passives-agressives dont seul lui a le secret.<text:line-break/><text:line-break/>Passionné par l’histoire de ce monde, Milo n’aura de cesse de découvrir la vérité qui se dissimule derrière les jeux de pouvoir du monde géopolitique moderne. Persuadé que l’ordre actuel des choses n’est pas le bon, il se battra jusqu’à la mort pour rétablir ce qu’il considère comme étant « l’équilibre » des choses. Si à l’heure actuelle cela concerne principalement la chute de la tour Galate et le rétablissement d’Anandapolis, il ne compte pas s’arrêter en si bon chemin.<text:line-break/><text:line-break/>Le paradoxe de Milo est qu’il est incapable de se projeter à moyen terme. Parfois obnubilé par le passé et l’Histoire avec une grande H, parfois inapte à sortir de la bulle de l’instant présent. Car si son amour de l’archéologie et des temps anciens est fort, il reste un fervent adorateur du moment présent. Adepte des bonnes choses et bon vivant invétéré, Milo peut parfois jouir d’une insouciance reléguant le général au rang d’adolescent irresponsable. Il n’existe pour ainsi dire que deux degrés de gravité dans ce monde à ses yeux : d’une importance capitale ou alors complètement anecdotique.</text:p>
      <text:p text:style-name="Standard"/>
      <text:p text:style-name="Standard">De manière générale, Milo est quelqu'un de très altruiste. S'il est doté d'une empathie particulièrement élevée, c'est surtout son manque de considérations pour son propre sort qui en fait quelqu'un d'aussi généreux dans l'âme. Bien plus attaché au sort de ce monde qu'au sien, l'archéologue peine à attacher de l'importance à ce qui le concerne de trop près. La triste réalité derrière cet état de fait, c'est que le général de la révolution n'a aucune aspiration à proprement parler. S'il se bat pour la « purification » de cette terre, il ne s'est jamais projeté sur son propre futur et, obsédé par ses recherches et sa quête, ne s'est jamais donné la peine de se trouver un rêve qui lui soit propre.</text:p>
      <text:p text:style-name="Standard"/>
      <text:p text:style-name="Standard">Et cela se ressent dans ses relations. Incapable de se lier durablement avec quelqu'un -Khithea étant une exception, mais la curiosité née de sa nature d'élémentaire étant plus en cause ici qu'un véritable attachement sincère-, Milo a abandonné depuis longtemps l'idée de fonder une famille ou même simplement de trouver un partenaire à long terme. Alors, pour tuer le peu de temps qu'il a à consacrer à lui-même, il batifole. Il se noie dans l'instant présent, s'oubliant dans la fête, la séduction ou les addictions, ignorant sans vergogne les conséquences. Et ce dépit transparaît fortement dans ses interactions avec les autres gens. Milo semble incapable de tenir une conversation sérieuse -en dehors de ce qui concerne la révolution, bien évidemment- et passe le plus clair de son temps à répondre avec sarcasme et ironie.<text:line-break/><text:line-break/>Histoire :</text:p>
      <text:p text:style-name="Standard"/>
      <text:p text:style-name="Standard">Je ne me suis jamais vraiment plaint, vous savez. Il faut dire que jusqu'à il y a peu, je n'avais jamais vraiment eu de raisons de le faire. C'est que, lorsque l'on naît au beau milieu de la plus haute aristocratie d'Evren, avant les événements catastrophiques ayant bouleversé la vie politique de la capitale d'Al'Malaq, on a des problèmes qui peuvent être perçus comme... eh bien, osons les mots, comme dérisoires. Et très sincèrement, c'est plutôt mérité. Pour vous donner une idée, le plus grand drame de ma jeunesse aura été que mon père avait [i]trop d'ambition[/i] pour moi. C'est vous dire le niveau <text:tab/>d'anxiété auquel j'ai été habitué.</text:p>
      <text:p text:style-name="Standard"/>
      <text:p text:style-name="Standard">J'ai eu accès à une éducation dont la majorité des enfants de ce monde rêve. Né le nez dans les livres, il ne me faudra pas longtemps pour m'en passionner. Et en particulier ceux traitant de l'Histoire de ce monde. C'est dès mon plus jeune âge qu'a été planté la graine. Il a été assez <text:soft-page-break/>rapidement acté que je n'avais pour ainsi dire pas un nombre délirant de qualités, et d'aucuns considèrent que ce trait n'en est pas vraiment une, mais j'ai en revanche toujours démontré une appétence particulièrement pour la curiosité. Dès l'âge où j'ai été en capacité de lire, je me suis lancé dans l'irréalisable quête de connaître tous les ouvrages de ce monde. La beauté de la naïveté enfantine, n'est-ce pas ?</text:p>
      <text:p text:style-name="Standard"/>
      <text:p text:style-name="Standard">Seulement voilà. La vie ne nous offre que rarement ce que l'on souhaite. Par exemple, ma pauvre mère aura été fortement « encouragée » à épouser mon père, principalement pour des raisons pécuniaires, ce qui lui vaudra des décennies d'ennui -au mieux- aux côtés d'un homme dont elle n'a jamais été amoureuse. Et en ce qui me concerne, ma passion pour l'histoire ne sera que trop rapidement balayée par le même homme -comme quoi ce n'est pas [i]toujours[/i] un hasard-. Mais laissez-moi donc vous expliquer pourquoi. Car si j'ai déjà mentionné mon appartenance à l'aristocratie, je ne vous ai pas encore expliquer ce dont il en ressortait. Car mon très cher paternel ne faisait pas partie de [i]n'importe quelle[/i] oligarchie. Monsieur était conseiller de l'Empereur. Rien que ça. Et, en bon diplomate, il attendait de moi que j'accomplisse [i]au moins[/i] une réussite similare -ce qu'il pourrait y avoir de mieux reste toujours flou dans mon esprit, mais cela n'a que peu d'importance-.</text:p>
      <text:p text:style-name="Standard"/>
      <text:p text:style-name="Standard">Malheureusement pour lui, c'était sans compter sur mes ambitions aux antipodes des siennes. Ne montrant aucun attrait pour la vie politique que mon géniteur menait, je suis très vite devenu une source de déception à ses yeux. Mais qu'à cela ne tienne, il ne sera pas dit que j'ai abandonné ma passion aussi facilement. Profitant des leçons que me donnaient mes précepteurs, j'ai passé l'immense majorité de mon enfance à dévorer tous les ouvrages traitant de l'Histoire d'Arathia à ma disposition -ce qui, ayant l'insigne honneur d'être le fils de l'un des proches conseillers de l'empereur, représente une certaine quantité-. Et très vite, une idée saugrenue a planté sa graine dans mon esprit. Une idée selon laquelle nous étions dans le mauvais. Découvrir l'ampleur des calamités qui ont ravagé notre monde et les corrélations -peut-être parfois lointaines, mais le biais de confirmation, vous savez ce que c'est n'est-ce pas ?-avec les activités des peuples d'Arathia m'ont rapidement conforté dans mon intuition : la civilisation est nocive pour la terre, et nous sommes en grande partie responsables des maux qui s'abattent sur cette dernière.</text:p>
      <text:p text:style-name="Standard"/>
      <text:p text:style-name="Standard">Ma rencontre tout à fait hasardeuse avec Khithea n'a fait que renforcer ce sentiment. Un élémentaire, soit la forme de [i]vie[/i] la plus pure qui existe -selon des recherches extrêmement poussées, cela va de soi-. Et le pauvre était rejeté de toutes parts par les Humains avides. Voilà à quoi nous en étions arrivés : le rejet de la Nature pour la cupidité. Pris de compassion pour lui, et ma curiosité piquée au plus haut point, je me pris rapidement d'amitié pour Khithea. J'essayais de lui apprendre les us et coutumes -et le concept même de « coutume »- et lui tentait de m'expliquer sa nature intrinsèque et l'essence de la magie. C'est à cette période que mes recherches m'ont amené à découvrir l'histoire tragique d'Anandapolis.</text:p>
      <text:p text:style-name="Standard"/>
      <text:p text:style-name="Standard">D'abord au détour d'une phrase dans un ouvrage puis, de fil en aiguille, poussé par mon avidité de savoir, dans toutes les sources sur lesquelles je parvenais à mettre la main, ce nom apparaissait. Et il n'en fallait pas plus pour que mon intérêt soit piqué. Je me pris de passion pour l'histoire de cette civilisation disparue entourée de mystères. Je partageais avec mon ami les découvertes sur ce sujet à mesure qu'elles se présentaient à moi et nous menions souvent des discussions enflammées sur les origines d'Arathia. Après quelques temps, l'évidence se présenta à mes yeux. Si je voulais avoir le fin mot de cette histoire, il n'y avait qu'une seule solution : partir pour Ananda et tenter de mettre la main sur des sources encore plus anciennes dans le berceau de la civilisation Sirens.</text:p>
      <text:p text:style-name="Standard"/>
      <text:p text:style-name="Standard">Ma décision était prise. Contre toute attente -non-, celle-ci ne plut pas énormément à mon père, qui y voyait la fin de sa lignée dans les hautes sphères d'Evren -et à raison-. Je vous fais grâce des innombrables disputes qui découlèrent de ma volonté de partir, mais pour vous la faire courte, mon <text:soft-page-break/>nom ne figure plus sur le testament de mon ô combien prestigieux géniteur. Devant la magnifique jambe que cela me faisait, je m'empressai de faire mes valises pour traverser la mer jusqu'au désormais pays de la Tour Galate, symbole absolu de la déchéance de la société et de son impact néfaste que j'avais commencé à combattre. Comme une espèce d'évidence, Khithea m'accompagna. Je n'avais plus d'attache à Al'Malaq, et lui n'en avait jamais eu.</text:p>
      <text:p text:style-name="Standard"/>
      <text:p text:style-name="Standard">Mais ce qui devait être un voyage d'archéologie et de découvertes historiques tourna bien rapidement au cauchemar. Peu après avoir mis les pieds sur l'île où réside Ananda, j'ai mis la main au gré de fouilles minutieuses guidées par les connaissances acquises par des années de recherches sur des savoirs visiblement indésirables. Et en particulier, la trace d'une lignée supposément éteinte depuis des siècles. Dans un parchemin délaissé de tous. La mention d'une bague. Une bague sertie d'un joyaux semblable à nul autre, dont personne n'aurait réussi à garder la trace. Une bague évoquant la possibilité que l'héritier de la dynastie Siren, véritables héritiers des terres d'Anandapolis, soit toujours en vie. Et si l'emplacement de ce bijou restait un mystère, le simple fait de connaître son existence faisait de moi un vecteur d'entrée de la révolution -il parait que le peuple est généralement peu clément envers les imposteurs-, et donc un danger potentiel pour l'hégémonie de la Tour Galate.</text:p>
      <text:p text:style-name="Standard"/>
      <text:p text:style-name="Standard">Il ne m'a pas fallu attendre bien longtemps pour faire la rencontre de l'un des « émissaires » de la Tour. Et laissez-moi vous dire qu'il n'était pas venu pour tailler une bavette, si vous voyez ce que je veux dire. Ce n'est que grâce à un hasard inouï -et à l'utilisation chanceuse de ma magie- que j'ai réussi à me sortir vivant de cette rencontre. Blessé et visiblement indésirable au pays de la corruption, je n'ai eu d'autre choix que de m'enfuir de la capitale d'Ananda. Mais, un mal pour un bien, mes indiscrètes découvertes n'étaient pas seulement arrivées dans l'oreille de la Tour Galate.<text:line-break/><text:line-break/>Peu de temps après mes mésaventures à Amsupolis, j'ai été contacté par la révolution, l'organisation luttant en secret contre l'influence de la tour. Faute de mieux et avide de faire tomber cette engeance de la corruption, j'ai rejoint leurs rangs. C'était il y a plus de dix ans maintenant. Depuis, je poursuis mes recherches tout en agissant en secret pour la révolution, persuadé que l'histoire est sur le point de bouleverser l'histoire, ayant appris avec les années à mener une guérilla et à combattre les êtres diaboliques qui peuplent la Tour Galate. Il y a peu, suite à la disparition de l'un des quatre généraux, le rôle m'a été légué, fort de mon expérience et de mes connaissances sur la lutte que nous menons. Rôle que j'ai accepté bon gré, mal gré, désireux de servir la cause. C'est à peu près en même temps que de nouvelles informations concernant ma quête originelle me sont parvenues. Et non des moindres. Une étrange bague aurait été aperçue dans les rangs de la rév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ubik" svg:font-family="rubik,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16T21:07:38.85</meta:creation-date>
    <dc:date>2023-10-22T17:05:33.06</dc:date>
    <meta:editing-duration>P1DT22H24M43S</meta:editing-duration>
    <meta:editing-cycles>656</meta:editing-cycles>
    <meta:generator>OpenOffice/4.1.13$Win32 OpenOffice.org_project/4113m1$Build-9810</meta:generator>
    <meta:document-statistic meta:table-count="0" meta:image-count="0" meta:object-count="0" meta:page-count="4" meta:paragraph-count="14" meta:word-count="2399" meta:character-count="14227"/>
  </office:meta>
</office:document-meta>
</file>